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2010000096000000650BD7BF79B754117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75a7c" officeooo:paragraph-rsid="00375a7c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alads</text:h>
      <text:p text:style-name="Standard"><draw:frame draw:style-name="fr1" draw:name="graphics1" text:anchor-type="paragraph" svg:width="3.1543in" svg:height="1.228in" draw:z-index="0"><draw:image xlink:href="Pictures/100002010000096000000650BD7BF79B754117E3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5:25.937000000</dc:date>
    <meta:print-date>2015-09-19T18:23:00</meta:print-date>
    <meta:editing-cycles>29</meta:editing-cycles>
    <meta:editing-duration>PT3H20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